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ella2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B3" style:family="table-cell">
      <style:table-cell-properties style:vertical-align="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J3" style:family="table-cell">
      <style:table-cell-properties style:vertical-align=""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J4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401cm" style:rel-column-width="13107*"/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E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7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7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7.D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la7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51cm" style:rel-column-width="16383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8" style:family="paragraph" style:parent-style-name="Standard" style:list-style-name="L15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9" style:family="paragraph" style:parent-style-name="Standard" style:list-style-name="L15">
      <style:text-properties fo:font-size="18pt" officeooo:paragraph-rsid="003a717e" style:font-size-asian="18pt" style:font-size-complex="18pt"/>
    </style:style>
    <style:style style:name="P80" style:family="paragraph" style:parent-style-name="Standard" style:list-style-name="L15">
      <style:text-properties fo:font-size="18pt" officeooo:rsid="003a717e" officeooo:paragraph-rsid="003a717e" style:font-size-asian="18pt" style:font-size-complex="18pt"/>
    </style:style>
    <style:style style:name="P81" style:family="paragraph" style:parent-style-name="Standard" style:list-style-name="L15">
      <style:text-properties fo:font-size="18pt" fo:font-weight="normal" officeooo:rsid="003b0baa" officeooo:paragraph-rsid="003b0baa" style:font-size-asian="18pt" style:font-weight-asian="normal" style:font-size-complex="18pt" style:font-weight-complex="normal"/>
    </style:style>
    <style:style style:name="P82" style:family="paragraph" style:parent-style-name="Standard" style:list-style-name="L15">
      <style:text-properties fo:font-size="18pt" officeooo:rsid="003a717e" officeooo:paragraph-rsid="003b0baa" style:font-size-asian="18pt" style:font-size-complex="18pt"/>
    </style:style>
    <style:style style:name="P83" style:family="paragraph" style:parent-style-name="Standard" style:list-style-name="L15">
      <style:text-properties fo:font-size="18pt" officeooo:rsid="003a717e" officeooo:paragraph-rsid="003c8314" style:font-size-asian="18pt" style:font-size-complex="18pt"/>
    </style:style>
    <style:style style:name="P84" style:family="paragraph" style:parent-style-name="Standard">
      <style:text-properties fo:font-size="18pt" officeooo:rsid="002bdf8b" officeooo:paragraph-rsid="002bdf8b" style:font-size-asian="18pt" style:font-size-complex="18pt"/>
    </style:style>
    <style:style style:name="P85" style:family="paragraph" style:parent-style-name="Standard">
      <style:text-properties fo:font-size="18pt" fo:font-weight="normal" officeooo:rsid="003dcf4e" officeooo:paragraph-rsid="003dcf4e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fo:font-weight="bold" officeooo:rsid="003dcf4e" officeooo:paragraph-rsid="003dcf4e" style:font-size-asian="18pt" style:font-weight-asian="bold" style:font-size-complex="18pt" style:font-weight-complex="bold"/>
    </style:style>
    <style:style style:name="P87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/>
    </style:style>
    <style:style style:name="P9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4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5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6" style:family="paragraph" style:parent-style-name="Standard" style:list-style-name="L17">
      <style:text-properties fo:font-size="18pt" fo:font-weight="normal" officeooo:rsid="00677eba" officeooo:paragraph-rsid="00677eba" style:font-size-asian="15.75pt" style:font-weight-asian="normal" style:font-size-complex="18pt" style:font-weight-complex="normal"/>
    </style:style>
    <style:style style:name="P97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8" style:family="paragraph" style:parent-style-name="Table_20_Contents">
      <style:paragraph-properties fo:text-align="center" style:justify-single-word="false"/>
      <style:text-properties fo:font-size="16pt" fo:font-weight="bold" officeooo:rsid="00667848" officeooo:paragraph-rsid="00667848" style:font-size-asian="16pt" style:font-weight-asian="bold" style:font-size-complex="16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6pt" officeooo:rsid="00667848" officeooo:paragraph-rsid="00667848" style:font-size-asian="16pt" style:font-size-complex="16pt"/>
    </style:style>
    <style:style style:name="P10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101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102" style:family="paragraph" style:parent-style-name="Standard">
      <style:text-properties fo:font-size="20pt" fo:font-weight="bold" officeooo:rsid="00677eba" officeooo:paragraph-rsid="00677eba" style:font-size-asian="17.5pt" style:font-weight-asian="bold" style:font-size-complex="20pt" style:font-weight-complex="bold"/>
    </style:style>
    <style:style style:name="P103" style:family="paragraph" style:parent-style-name="Standard">
      <style:text-properties fo:font-size="20pt" officeooo:rsid="00677eba" officeooo:paragraph-rsid="00677eba" style:font-size-asian="17.5pt" style:font-size-complex="20pt"/>
    </style:style>
    <style:style style:name="P104" style:family="paragraph" style:parent-style-name="Standard">
      <style:text-properties fo:font-size="18pt" officeooo:rsid="00677eba" officeooo:paragraph-rsid="00677eba" style:font-size-asian="18pt" style:font-size-complex="18pt"/>
    </style:style>
    <style:style style:name="P105" style:family="paragraph" style:parent-style-name="Table_20_Contents">
      <style:paragraph-properties fo:text-align="center" style:justify-single-word="false"/>
      <style:text-properties fo:font-size="16pt" fo:font-weight="bold" officeooo:rsid="00677eba" officeooo:paragraph-rsid="00677eba" style:font-size-asian="16pt" style:font-weight-asian="bold" style:font-size-complex="16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677eba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rsid="00677eba" officeooo:paragraph-rsid="00677eba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4be576" style:font-size-asian="14pt" style:font-size-complex="14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officeooo:rsid="003a717e" style:font-weight-asian="normal" style:font-weight-complex="normal"/>
    </style:style>
    <style:style style:name="T42" style:family="text">
      <style:text-properties officeooo:rsid="00677eba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677eba" style:font-weight-asian="normal" style:font-weight-complex="normal"/>
    </style:style>
    <style:style style:name="T45" style:family="text">
      <style:text-properties fo:font-weight="normal" officeooo:rsid="003b0baa" style:font-weight-asian="normal" style:font-weight-complex="normal"/>
    </style:style>
    <style:style style:name="T46" style:family="text">
      <style:text-properties fo:font-weight="normal" officeooo:rsid="003c8314" style:font-weight-asian="normal" style:font-weight-complex="normal"/>
    </style:style>
    <style:style style:name="T47" style:family="text">
      <style:text-properties officeooo:rsid="004e2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1767972001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1767972001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7">Si riporta il <text:span text:style-name="T40">numero di chunk</text:span> al variare del metodo e del numero di token.</text:p>
      <text:p text:style-name="P77"/>
      <text:list text:style-name="L15">
        <text:list-item>
          <text:p text:style-name="P78">Chunking per pagine: 1148</text:p>
          <text:p text:style-name="P79"><text:span text:style-name="T41"/></text:p>
        </text:list-item>
        <text:list-item>
          <text:p text:style-name="P78">384 token, 0 padding: <text:span text:style-name="T42">605</text:span></text:p>
        </text:list-item>
        <text:list-item>
          <text:p text:style-name="P78">384 token, 20 padding: <text:span text:style-name="T42">639</text:span></text:p>
        </text:list-item>
        <text:list-item>
          <text:p text:style-name="P78">384 token, 50 padding: <text:span text:style-name="T42">694</text:span></text:p>
        </text:list-item>
        <text:list-item>
          <text:p text:style-name="P80"><text:span text:style-name="T43">384 token, 100 padding: </text:span><text:span text:style-name="T44">813</text:span></text:p>
          <text:p text:style-name="P80"><text:span text:style-name="T45"/></text:p>
        </text:list-item>
        <text:list-item>
          <text:p text:style-name="P81">256 token, 0 padding: <text:span text:style-name="T42">904</text:span></text:p>
        </text:list-item>
        <text:list-item>
          <text:p text:style-name="P82"><text:span text:style-name="T45">256 token, 20 padding: </text:span><text:span text:style-name="T44">980</text:span></text:p>
        </text:list-item>
        <text:list-item>
          <text:p text:style-name="P83"><text:span text:style-name="T45">256 token, </text:span><text:span text:style-name="T46">5</text:span><text:span text:style-name="T45">0 padding: </text:span><text:span text:style-name="T44">1121</text:span></text:p>
        </text:list-item>
        <text:list-item>
          <text:p text:style-name="P83"><text:span text:style-name="T45">256 token, </text:span><text:span text:style-name="T46">10</text:span><text:span text:style-name="T45">0 padding: </text:span><text:span text:style-name="T44">1473</text:span></text:p>
        </text:list-item>
      </text:list>
      <text:p text:style-name="P77"/>
      <text:p text:style-name="P77"/>
      <text:p text:style-name="P84"/>
      <text:p text:style-name="P85">Embedding corrispondenti:</text:p>
      <text:p text:style-name="P86"/>
      <text:p text:style-name="P87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8">Modello</text:p>
          </table:table-cell>
          <table:table-cell table:style-name="Tabella2.A1" office:value-type="string">
            <text:p text:style-name="P88">Page chunking</text:p>
          </table:table-cell>
          <table:table-cell table:style-name="Tabella2.A1" office:value-type="string">
            <text:p text:style-name="P88">384, 0</text:p>
          </table:table-cell>
          <table:table-cell table:style-name="Tabella2.A1" office:value-type="string">
            <text:p text:style-name="P88">384, 20</text:p>
          </table:table-cell>
          <table:table-cell table:style-name="Tabella2.A1" office:value-type="string">
            <text:p text:style-name="P88">384, 50</text:p>
          </table:table-cell>
          <table:table-cell table:style-name="Tabella2.A1" office:value-type="string">
            <text:p text:style-name="P88">384, 100</text:p>
          </table:table-cell>
          <table:table-cell table:style-name="Tabella2.A1" office:value-type="string">
            <text:p text:style-name="P88">256, 0</text:p>
          </table:table-cell>
          <table:table-cell table:style-name="Tabella2.A1" office:value-type="string">
            <text:p text:style-name="P88">256, 20</text:p>
          </table:table-cell>
          <table:table-cell table:style-name="Tabella2.A1" office:value-type="string">
            <text:p text:style-name="P88">256, 50</text:p>
          </table:table-cell>
          <table:table-cell table:style-name="Tabella2.J1" office:value-type="string">
            <text:p text:style-name="P88">256, 100</text:p>
          </table:table-cell>
        </table:table-row>
        <table:table-row>
          <table:table-cell table:style-name="Tabella2.A2" office:value-type="string">
            <text:p text:style-name="P88">MPNET-base-v2</text:p>
          </table:table-cell>
          <table:table-cell table:style-name="Tabella2.B2" office:value-type="string">
            <text:p text:style-name="P89">0.68<text:span text:style-name="T47">3</text:span>, 0.010</text:p>
          </table:table-cell>
          <table:table-cell table:style-name="Tabella2.A2" office:value-type="string">
            <text:p text:style-name="P90">0.652, 0.011</text:p>
          </table:table-cell>
          <table:table-cell table:style-name="Tabella2.D2" office:value-type="string">
            <text:p text:style-name="P90">0.676, 0.012</text:p>
          </table:table-cell>
          <table:table-cell table:style-name="Tabella2.A2" office:value-type="string">
            <text:p text:style-name="P90">0.646, 0.008</text:p>
          </table:table-cell>
          <table:table-cell table:style-name="Tabella2.A2" office:value-type="string">
            <text:p text:style-name="P90">0.661, 0.008</text:p>
          </table:table-cell>
          <table:table-cell table:style-name="Tabella2.A2" office:value-type="string">
            <text:p text:style-name="P90">0.659, 0.008</text:p>
          </table:table-cell>
          <table:table-cell table:style-name="Tabella2.A2" office:value-type="string">
            <text:p text:style-name="P90">0.660, 0.007</text:p>
          </table:table-cell>
          <table:table-cell table:style-name="Tabella2.A2" office:value-type="string">
            <text:p text:style-name="P90">0.658, 0.008</text:p>
          </table:table-cell>
          <table:table-cell table:style-name="Tabella2.J2" office:value-type="string">
            <text:p text:style-name="P90">0.671, 0.008</text:p>
          </table:table-cell>
        </table:table-row>
        <table:table-row table:style-name="Tabella2.3">
          <table:table-cell table:style-name="Tabella2.A2" office:value-type="string">
            <text:p text:style-name="P88">MiniLM-L6</text:p>
          </table:table-cell>
          <table:table-cell table:style-name="Tabella2.B3" office:value-type="string">
            <text:p text:style-name="P89">0.628, 0.006</text:p>
          </table:table-cell>
          <table:table-cell table:style-name="Tabella2.A2" office:value-type="string">
            <text:p text:style-name="P90">0.591, 0.007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97, 0.009</text:p>
          </table:table-cell>
          <table:table-cell table:style-name="Tabella2.A2" office:value-type="string">
            <text:p text:style-name="P90">0.609, 0.008</text:p>
          </table:table-cell>
          <table:table-cell table:style-name="Tabella2.A2" office:value-type="string">
            <text:p text:style-name="P90">0.603, 0.007</text:p>
          </table:table-cell>
          <table:table-cell table:style-name="Tabella2.A2" office:value-type="string">
            <text:p text:style-name="P90">0.602, 0.008</text:p>
          </table:table-cell>
          <table:table-cell table:style-name="Tabella2.J3" office:value-type="string">
            <text:p text:style-name="P90">0.620, 0.006</text:p>
          </table:table-cell>
        </table:table-row>
        <table:table-row table:style-name="Tabella2.3">
          <table:table-cell table:style-name="Tabella2.A2" office:value-type="string">
            <text:p text:style-name="P88">MiniLM-L12</text:p>
          </table:table-cell>
          <table:table-cell table:style-name="Tabella2.B3" office:value-type="string">
            <text:p text:style-name="P89">0.654, 0.010</text:p>
          </table:table-cell>
          <table:table-cell table:style-name="Tabella2.A2" office:value-type="string">
            <text:p text:style-name="P91">0.619, 0.010</text:p>
          </table:table-cell>
          <table:table-cell table:style-name="Tabella2.A2" office:value-type="string">
            <text:p text:style-name="P91">0.624, 0.006</text:p>
          </table:table-cell>
          <table:table-cell table:style-name="Tabella2.A2" office:value-type="string">
            <text:p text:style-name="P91">0.614, 0.008</text:p>
          </table:table-cell>
          <table:table-cell table:style-name="Tabella2.A2" office:value-type="string">
            <text:p text:style-name="P91">0.624, 0.007</text:p>
          </table:table-cell>
          <table:table-cell table:style-name="Tabella2.A2" office:value-type="string">
            <text:p text:style-name="P92">0.614, 0.009</text:p>
          </table:table-cell>
          <table:table-cell table:style-name="Tabella2.A2" office:value-type="string">
            <text:p text:style-name="P91">0.633, 0.012</text:p>
          </table:table-cell>
          <table:table-cell table:style-name="Tabella2.A2" office:value-type="string">
            <text:p text:style-name="P93">0.616, 0.009</text:p>
          </table:table-cell>
          <table:table-cell table:style-name="Tabella2.J4" office:value-type="string">
            <text:p text:style-name="P93">0.640, 0.009</text:p>
          </table:table-cell>
        </table:table-row>
      </table:table>
      <text:list text:style-name="L16">
        <text:list-header>
          <text:p text:style-name="P94"/>
        </text:list-header>
      </text:list>
      <text:p text:style-name="P95"><text:soft-page-break/>Chunking semantico</text:p>
      <text:p text:style-name="P95"/>
      <text:list text:style-name="L17">
        <text:list-item>
          <text:p text:style-name="P96">Percentile: 234, 234, 234</text:p>
        </text:list-item>
        <text:list-item>
          <text:p text:style-name="P96">Standard deviation: 73, 75, 82</text:p>
        </text:list-item>
        <text:list-item>
          <text:p text:style-name="P96">Interquartile: 269, 253, 235</text:p>
        </text:list-item>
        <text:list-item>
          <text:p text:style-name="P96">Gradient: 234, 234, 234</text:p>
        </text:list-item>
      </text:list>
      <text:p text:style-name="P97"/>
      <table:table table:name="Tabella7" table:style-name="Tabella7">
        <table:table-column table:style-name="Tabella7.A" table:number-columns-repeated="5"/>
        <table:table-row>
          <table:table-cell table:style-name="Tabella7.A1" office:value-type="string">
            <text:p text:style-name="P98">Modello</text:p>
          </table:table-cell>
          <table:table-cell table:style-name="Tabella7.A1" office:value-type="string">
            <text:p text:style-name="P98">Percentile</text:p>
          </table:table-cell>
          <table:table-cell table:style-name="Tabella7.A1" office:value-type="string">
            <text:p text:style-name="P98">Std. Dev.</text:p>
          </table:table-cell>
          <table:table-cell table:style-name="Tabella7.A1" office:value-type="string">
            <text:p text:style-name="P98">Interquartile</text:p>
          </table:table-cell>
          <table:table-cell table:style-name="Tabella7.E1" office:value-type="string">
            <text:p text:style-name="P98">Gradient</text:p>
          </table:table-cell>
        </table:table-row>
        <table:table-row>
          <table:table-cell table:style-name="Tabella7.A2" office:value-type="string">
            <text:p text:style-name="P99">MPNET base</text:p>
          </table:table-cell>
          <table:table-cell table:style-name="Tabella7.A2" office:value-type="string">
            <text:p text:style-name="P100">0.614, 0.017</text:p>
          </table:table-cell>
          <table:table-cell table:style-name="Tabella7.A2" office:value-type="string">
            <text:p text:style-name="P100">0.562, 0.011</text:p>
          </table:table-cell>
          <table:table-cell table:style-name="Tabella7.D2" office:value-type="string">
            <text:p text:style-name="P100">0.634, 0.010</text:p>
          </table:table-cell>
          <table:table-cell table:style-name="Tabella7.E2" office:value-type="string">
            <text:p text:style-name="P100">0.599, 0.014</text:p>
          </table:table-cell>
        </table:table-row>
        <table:table-row>
          <table:table-cell table:style-name="Tabella7.A2" office:value-type="string">
            <text:p text:style-name="P99">MiniLM L6</text:p>
          </table:table-cell>
          <table:table-cell table:style-name="Tabella7.A2" office:value-type="string">
            <text:p text:style-name="P100">0.552, 0.011</text:p>
          </table:table-cell>
          <table:table-cell table:style-name="Tabella7.A2" office:value-type="string">
            <text:p text:style-name="P100">0.518, 0.012</text:p>
          </table:table-cell>
          <table:table-cell table:style-name="Tabella7.D2" office:value-type="string">
            <text:p text:style-name="P100">0.567, 0.008</text:p>
          </table:table-cell>
          <table:table-cell table:style-name="Tabella7.E2" office:value-type="string">
            <text:p text:style-name="P100">0.563, 0.007</text:p>
          </table:table-cell>
        </table:table-row>
        <table:table-row>
          <table:table-cell table:style-name="Tabella7.A2" office:value-type="string">
            <text:p text:style-name="P99">MiniLM L12</text:p>
          </table:table-cell>
          <table:table-cell table:style-name="Tabella7.D2" office:value-type="string">
            <text:p text:style-name="P100">0.577, 0.008</text:p>
          </table:table-cell>
          <table:table-cell table:style-name="Tabella7.A2" office:value-type="string">
            <text:p text:style-name="P100">0.509, 0.010</text:p>
          </table:table-cell>
          <table:table-cell table:style-name="Tabella7.D4" office:value-type="string">
            <text:p text:style-name="P100">0.575, 0.008</text:p>
          </table:table-cell>
          <table:table-cell table:style-name="Tabella7.E2" office:value-type="string">
            <text:p text:style-name="P100">0.557, 0.005</text:p>
          </table:table-cell>
        </table:table-row>
      </table:table>
      <text:p text:style-name="P101"/>
      <text:p text:style-name="P101"/>
      <text:p text:style-name="P102">Riassunto</text:p>
      <text:p text:style-name="P103"/>
      <text:p text:style-name="P104">Migliori risultati:</text:p>
      <text:p text:style-name="P104"/>
      <table:table table:name="Tabella3" table:style-name="Tabella3">
        <table:table-column table:style-name="Tabella3.A" table:number-columns-repeated="4"/>
        <table:table-row>
          <table:table-cell table:style-name="Tabella3.A1" office:value-type="string">
            <text:p text:style-name="P105">Modello</text:p>
          </table:table-cell>
          <table:table-cell table:style-name="Tabella3.A1" office:value-type="string">
            <text:p text:style-name="P105">Page chunking</text:p>
          </table:table-cell>
          <table:table-cell table:style-name="Tabella3.A1" office:value-type="string">
            <text:p text:style-name="P105">Dimensione fissa</text:p>
          </table:table-cell>
          <table:table-cell table:style-name="Tabella3.D1" office:value-type="string">
            <text:p text:style-name="P105">Semantico</text:p>
          </table:table-cell>
        </table:table-row>
        <table:table-row>
          <table:table-cell table:style-name="Tabella3.A2" office:value-type="string">
            <text:p text:style-name="P99">MPNET base</text:p>
          </table:table-cell>
          <table:table-cell table:style-name="Tabella3.A2" office:value-type="string">
            <text:p text:style-name="P106">0.68<text:span text:style-name="T47">3</text:span>, 0.010</text:p>
          </table:table-cell>
          <table:table-cell table:style-name="Tabella3.A2" office:value-type="string">
            <text:p text:style-name="P107">0.676, 0.012</text:p>
            <text:p text:style-name="P108">(384, 20)</text:p>
          </table:table-cell>
          <table:table-cell table:style-name="Tabella3.D2" office:value-type="string">
            <text:p text:style-name="P106">0.634, 0.010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6</text:p>
          </table:table-cell>
          <table:table-cell table:style-name="Tabella3.A2" office:value-type="string">
            <text:p text:style-name="P106">0.628, 0.006</text:p>
          </table:table-cell>
          <table:table-cell table:style-name="Tabella3.A2" office:value-type="string">
            <text:p text:style-name="P106">0.620, 0.006</text:p>
            <text:p text:style-name="P108">(256, 100)</text:p>
          </table:table-cell>
          <table:table-cell table:style-name="Tabella3.D2" office:value-type="string">
            <text:p text:style-name="P106">0.567, 0.008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12</text:p>
          </table:table-cell>
          <table:table-cell table:style-name="Tabella3.A2" office:value-type="string">
            <text:p text:style-name="P106">0.654, 0.010</text:p>
          </table:table-cell>
          <table:table-cell table:style-name="Tabella3.A2" office:value-type="string">
            <text:p text:style-name="P109">0.640, 0.009</text:p>
            <text:p text:style-name="P108">(256, 100)</text:p>
          </table:table-cell>
          <table:table-cell table:style-name="Tabella3.D2" office:value-type="string">
            <text:p text:style-name="P107">0.577, 0.008</text:p>
            <text:p text:style-name="P108">(percentile)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21T10:57:39.139245729</dc:date>
    <meta:editing-duration>PT18H52M7S</meta:editing-duration>
    <meta:editing-cycles>23</meta:editing-cycles>
    <meta:document-statistic meta:table-count="4" meta:image-count="6" meta:object-count="0" meta:page-count="14" meta:paragraph-count="270" meta:word-count="1658" meta:character-count="10659" meta:non-whitespace-character-count="9332"/>
  </office:meta>
</office:document-meta>
</file>